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5E0000015E05A5FA514.png" manifest:media-type=""/>
  <manifest:file-entry manifest:full-path="Pictures/10000000000015E0000015E08EAE6BDD.png" manifest:media-type=""/>
  <manifest:file-entry manifest:full-path="Pictures/10000000000015E0000015E0D83C97EE.png" manifest:media-type=""/>
  <manifest:file-entry manifest:full-path="Pictures/10000000000015E0000015E00CCD5927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30ef0" officeooo:paragraph-rsid="00130e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4" text:anchor-type="paragraph" svg:x="19.45cm" svg:y="12.845cm" svg:width="2.792cm" svg:height="2.792cm" draw:z-index="3"><draw:image xlink:href="Pictures/10000000000015E0000015E00CCD5927.png" xlink:type="simple" xlink:show="embed" xlink:actuate="onLoad"/></draw:frame><draw:frame draw:style-name="fr1" draw:name="graphics3" text:anchor-type="paragraph" svg:x="19.336cm" svg:y="2.529cm" svg:width="2.872cm" svg:height="2.872cm" draw:z-index="2"><draw:image xlink:href="Pictures/10000000000015E0000015E08EAE6BDD.png" xlink:type="simple" xlink:show="embed" xlink:actuate="onLoad"/></draw:frame><draw:frame draw:style-name="fr1" draw:name="graphics2" text:anchor-type="paragraph" svg:x="1.129cm" svg:y="2.498cm" svg:width="3.043cm" svg:height="3.043cm" draw:z-index="1"><draw:image xlink:href="Pictures/10000000000015E0000015E0D83C97EE.png" xlink:type="simple" xlink:show="embed" xlink:actuate="onLoad"/></draw:frame><draw:frame draw:style-name="fr1" draw:name="graphics1" text:anchor-type="paragraph" svg:x="1.367cm" svg:y="12.397cm" svg:width="2.988cm" svg:height="2.988cm" draw:z-index="0"><draw:image xlink:href="Pictures/10000000000015E0000015E05A5FA51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ag 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ag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3T16:25:18.233925176</meta:creation-date>
    <dc:date>2014-04-03T16:31:12.908421411</dc:date>
    <meta:editing-duration>P0D</meta:editing-duration>
    <meta:editing-cycles>1</meta:editing-cycles>
    <meta:document-statistic meta:table-count="0" meta:image-count="4" meta:object-count="0" meta:page-count="1" meta:paragraph-count="2" meta:word-count="4" meta:character-count="10" meta:non-whitespace-character-count="8"/>
    <meta:generator>LibreOffice/4.1.3.2$Linux_X86_64 LibreOffice_project/410m0$Build-2</meta:generator>
  </office:meta>
</office:document-meta>
</file>